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67ba" officeooo:paragraph-rsid="001667ba"/>
    </style:style>
    <style:style style:name="P2" style:family="paragraph" style:parent-style-name="Standard">
      <style:text-properties officeooo:paragraph-rsid="0016f9ae"/>
    </style:style>
    <style:style style:name="P3" style:family="paragraph" style:parent-style-name="Standard">
      <style:text-properties officeooo:rsid="0018dd40" officeooo:paragraph-rsid="0018dd40"/>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font-size-asian="20pt" style:font-size-complex="20pt"/>
    </style:style>
    <style:style style:name="T1" style:family="text">
      <style:text-properties officeooo:rsid="001667ba"/>
    </style:style>
    <style:style style:name="T2" style:family="text">
      <style:text-properties officeooo:rsid="0016f9ae"/>
    </style:style>
    <style:style style:name="T3" style:family="text">
      <style:text-properties officeooo:rsid="0019fa2e"/>
    </style:style>
    <style:style style:name="T4" style:family="text">
      <style:text-properties officeooo:rsid="001a8c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eb0d39b3-7fff-66cc-beaa-7a8294ecc1bf"/>Sistema <text:span text:style-name="T2">a</text:span>lertizador salvaguarda humano-coche</text:p>
      <text:p text:style-name="Standard"/>
      <text:p text:style-name="P1">Tarea:</text:p>
      <text:p text:style-name="P2"><text:span text:style-name="T1">Realizar un sistema que simule un Semáforo</text:span> <text:span text:style-name="T2">I</text:span>nteractivo usando Arduino. Este <text:span text:style-name="T1">debe</text:span> m<text:span text:style-name="T1">os</text:span>tra<text:span text:style-name="T1">r</text:span> un conjunto de semáforos que cambiarán de verde a ámbar <text:span text:style-name="T1">a r</text:span>ojo, y viceversa, luego de un período de tiempo establecido, utilizando el sistema de cuatro estados <text:span text:style-name="T1">de los semáforos </text:span>e<text:span text:style-name="T1">n</text:span> <text:span text:style-name="T4">México.</text:span> Este se extiende para incluir un conjunto de luces y un botón peatonal para solicitar cruzar la calle.</text:p>
      <text:p text:style-name="P2">Cuando llega el peatón y se dispone a cruzar <text:span text:style-name="Strong_20_Emphasis">pulsa el botón</text:span> que encuentra en la parte baja del semáforo, este reconoce la orden y cierra el paso de los vehículos para que el viandante pueda cruzar con seguridad hasta el otro lado de la calle. Una vez que se acaba el tiempo estipulado para que el peatón cruce, ese semáforo permanecerá abierto para mejorar la movilidad de los vehículo<text:span text:style-name="T2">s</text:span>. </text:p>
      <text:p text:style-name="P3">El sistema deberá de contener un<text:span text:style-name="T3">a</text:span> <text:span text:style-name="T3">perilla para controlar el tiempo </text:span>mínimo en que el semáforo <text:span text:style-name="T3">vehicular </text:span>va a durar en verd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4:31:23.646712392</meta:creation-date>
    <dc:date>2018-09-03T15:03:24.150183049</dc:date>
    <meta:editing-duration>PT14M34S</meta:editing-duration>
    <meta:editing-cycles>5</meta:editing-cycles>
    <meta:generator>LibreOffice/6.0.3.2$Linux_X86_64 LibreOffice_project/00m0$Build-2</meta:generator>
    <meta:document-statistic meta:table-count="0" meta:image-count="0" meta:object-count="0" meta:page-count="1" meta:paragraph-count="5" meta:word-count="160" meta:character-count="940" meta:non-whitespace-character-count="784"/>
  </office:meta>
</office:document-meta>
</file>